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8cm" draw:marker-end-width="0.0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2.2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width="0.05cm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2.25cm"/>
    </style:style>
    <style:style style:name="gr14" style:family="graphic" style:parent-style-name="standard">
      <style:graphic-properties draw:stroke="none" svg:stroke-color="#000000" draw:fill="none" draw:fill-color="#ffffff" fo:min-height="1.25cm"/>
    </style:style>
    <style:style style:name="gr15" style:family="graphic" style:parent-style-name="objectwithoutfill">
      <style:graphic-properties svg:stroke-width="0.02cm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2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cm" svg:height="0.75cm" svg:x="9.5cm" svg:y="1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0.75cm" svg:x="3.75cm" svg:y="3.5cm">
          <text:p text:style-name="P1"><text:span text:style-name="T1">4, 1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0.75cm" svg:x="9.5cm" svg:y="3.5cm">
          <text:p text:style-name="P1"><text:span text:style-name="T1">4, 3,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0.75cm" svg:x="15cm" svg:y="3.5cm">
          <text:p text:style-name="P1"><text:span text:style-name="T1">2, 6,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cm" svg:height="0.75cm" svg:x="0.25cm" svg:y="7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cm" svg:height="0.75cm" svg:x="2.5cm" svg:y="7.25cm">
          <text:p text:style-name="P1"><text:span text:style-name="T1">2, 4,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0.75cm" svg:x="4.75cm" svg:y="7.25cm">
          <text:p text:style-name="P1"><text:span text:style-name="T1">5, 4,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0.75cm" svg:x="14.25cm" svg:y="7.25cm">
          <text:p text:style-name="P1"><text:span text:style-name="T1">2, 1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cm" svg:height="0.75cm" svg:x="16.5cm" svg:y="7.25cm">
          <text:p text:style-name="P1"><text:span text:style-name="T1">2, 2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cm" svg:height="0.75cm" svg:x="18.75cm" svg:y="7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0.75cm" svg:x="9.5cm" svg:y="4.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cm" svg:height="0.75cm" svg:x="15cm" svg:y="4.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0.75cm" svg:x="3.75cm" svg:y="4.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cm" svg:height="0.75cm" svg:x="0.25cm" svg:y="8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2cm" svg:height="0.75cm" svg:x="2.5cm" svg:y="8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75cm" svg:x="4.75cm" svg:y="8.25cm">
          <text:p text:style-name="P1"><text:span text:style-name="T1">0, 4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4.25cm" svg:y="8.2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6.5cm" svg:y="8.25cm">
          <text:p text:style-name="P1"><text:span text:style-name="T1">2, 2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8.75cm" svg:y="8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3.75cm" svg:y1="3.875cm" svg:x2="3.75cm" svg:y2="4.875cm" draw:start-shape="id1" draw:start-glue-point="3" draw:end-shape="id2" svg:d="m3750 3875c-787 0-787 1000 0 1000">
          <text:p text:style-name="P1"><text:span text:style-name="T2">Sort <text:s text:c="18"/></text:span></text:p>
          <text:p text:style-name="P1"><text:span text:style-name="T2">a &lt; b &lt; c <text:s text:c="24"/></text:span></text:p>
        </draw:connector>
        <draw:connector draw:style-name="gr3" draw:text-style-name="P3" draw:layer="layout" draw:type="curve" svg:x1="9.5cm" svg:y1="3.875cm" svg:x2="9.5cm" svg:y2="4.875cm" draw:start-shape="id3" draw:start-glue-point="3" draw:end-shape="id4" draw:end-glue-point="3" svg:d="m9500 3875c-787 0-787 1000 0 1000">
          <text:p text:style-name="P1"><text:span text:style-name="T2">Sort <text:s text:c="18"/></text:span></text:p>
        </draw:connector>
        <draw:connector draw:style-name="gr3" draw:text-style-name="P3" draw:layer="layout" draw:type="curve" svg:x1="15cm" svg:y1="3.875cm" svg:x2="15cm" svg:y2="4.875cm" draw:start-shape="id5" draw:start-glue-point="3" draw:end-shape="id6" draw:end-glue-point="3" svg:d="m15000 3875c-787 0-787 1000 0 1000">
          <text:p text:style-name="P1"><text:span text:style-name="T2">Sort <text:s text:c="18"/></text:span></text:p>
        </draw:connector>
        <draw:connector draw:style-name="gr4" draw:text-style-name="P1" draw:layer="layout" draw:type="lines" svg:x1="10.5cm" svg:y1="2cm" svg:x2="4.75cm" svg:y2="3.5cm" draw:start-shape="id7" draw:start-glue-point="2" draw:end-shape="id1" draw:end-glue-point="0" svg:d="m10500 2000v525l-5750 450v525">
          <text:p/>
        </draw:connector>
        <draw:connector draw:style-name="gr4" draw:text-style-name="P1" draw:layer="layout" draw:type="lines" svg:x1="10.5cm" svg:y1="2cm" svg:x2="10.5cm" svg:y2="3.5cm" draw:start-shape="id7" draw:start-glue-point="2" draw:end-shape="id3" draw:end-glue-point="0" svg:d="m10500 2000v525 450 525">
          <text:p/>
        </draw:connector>
        <draw:connector draw:style-name="gr4" draw:text-style-name="P1" draw:layer="layout" draw:type="lines" svg:x1="10.5cm" svg:y1="2cm" svg:x2="16cm" svg:y2="3.5cm" draw:start-shape="id7" draw:start-glue-point="2" draw:end-shape="id5" draw:end-glue-point="0" svg:d="m10500 2000v525l5500 450v525">
          <text:p/>
        </draw:connector>
        <draw:connector draw:style-name="gr5" draw:text-style-name="P1" draw:layer="layout" draw:type="lines" svg:x1="4.75cm" svg:y1="5.25cm" svg:x2="1.25cm" svg:y2="7.25cm" draw:start-shape="id2" draw:start-glue-point="2" draw:end-shape="id8" draw:end-glue-point="0" svg:d="m4750 5250v525l-3500 950v525">
          <text:p/>
        </draw:connector>
        <draw:connector draw:style-name="gr5" draw:text-style-name="P1" draw:layer="layout" draw:type="lines" svg:x1="4.75cm" svg:y1="5.25cm" svg:x2="3.5cm" svg:y2="7.25cm" draw:start-shape="id2" draw:start-glue-point="2" draw:end-shape="id9" draw:end-glue-point="0" svg:d="m4750 5250v525l-1250 950v525">
          <text:p/>
        </draw:connector>
        <draw:connector draw:style-name="gr5" draw:text-style-name="P1" draw:layer="layout" draw:type="lines" svg:x1="4.75cm" svg:y1="5.25cm" svg:x2="5.75cm" svg:y2="7.25cm" draw:start-shape="id2" draw:start-glue-point="2" draw:end-shape="id10" draw:end-glue-point="0" svg:d="m4750 5250v525l1000 950v525">
          <text:p/>
        </draw:connector>
        <draw:connector draw:style-name="gr4" draw:text-style-name="P1" draw:layer="layout" draw:type="lines" svg:x1="16cm" svg:y1="5.25cm" svg:x2="15.25cm" svg:y2="7.25cm" draw:start-shape="id6" draw:start-glue-point="2" draw:end-shape="id11" draw:end-glue-point="0" svg:d="m16000 5250v525l-750 950v525">
          <text:p/>
        </draw:connector>
        <draw:connector draw:style-name="gr4" draw:text-style-name="P1" draw:layer="layout" draw:type="lines" svg:x1="16cm" svg:y1="5.25cm" svg:x2="17.5cm" svg:y2="7.25cm" draw:start-shape="id6" draw:start-glue-point="2" draw:end-shape="id12" draw:end-glue-point="0" svg:d="m16000 5250v525l1500 950v525">
          <text:p/>
        </draw:connector>
        <draw:connector draw:style-name="gr4" draw:text-style-name="P1" draw:layer="layout" draw:type="lines" svg:x1="16cm" svg:y1="5.25cm" svg:x2="19.75cm" svg:y2="7.25cm" draw:start-shape="id6" draw:start-glue-point="2" draw:end-shape="id13" draw:end-glue-point="0" svg:d="m16000 5250v525l3750 950v525">
          <text:p/>
        </draw:connector>
        <draw:line draw:style-name="gr6" draw:text-style-name="P1" draw:layer="layout" svg:x1="13cm" svg:y1="0.75cm" svg:x2="11.75cm" svg:y2="1.5cm">
          <text:p/>
        </draw:line>
        <draw:frame draw:style-name="gr7" draw:text-style-name="P4" draw:layer="layout" svg:width="8.19cm" svg:height="0.963cm" svg:x="12.81cm" svg:y="0.287cm">
          <draw:text-box>
            <text:p><text:span text:style-name="T3">Start Position displaying the initial jar values</text:span></text:p>
            <text:p><text:span text:style-name="T3">(Count = 0). Not empty, so generate queue for round 1</text:span></text:p>
          </draw:text-box>
        </draw:frame>
        <draw:frame draw:style-name="gr8" draw:text-style-name="P4" draw:layer="layout" svg:width="2.75cm" svg:height="2.387cm" svg:x="18cm" svg:y="3.25cm">
          <draw:text-box>
            <text:p><text:span text:style-name="T3">First Breadth Search – </text:span></text:p>
            <text:p><text:span text:style-name="T3">this is the queue for round 1</text:span></text:p>
            <text:p><text:span text:style-name="T3">(Count = 1)</text:span></text:p>
          </draw:text-box>
        </draw:frame>
        <draw:frame draw:style-name="gr9" draw:text-style-name="P4" draw:layer="layout" svg:width="7.25cm" svg:height="0.963cm" svg:x="13.75cm" svg:y="9.5cm">
          <draw:text-box>
            <text:p><text:span text:style-name="T3">Second Breadth Search – this is the queue for</text:span></text:p>
            <text:p><text:span text:style-name="T3">Round 2 (Count = 2)</text:span></text:p>
          </draw:text-box>
        </draw:frame>
        <draw:line draw:style-name="gr6" draw:text-style-name="P1" draw:layer="layout" svg:x1="3.5cm" svg:y1="2.25cm" svg:x2="4.25cm" svg:y2="3.25cm">
          <text:p/>
        </draw:line>
        <draw:frame draw:style-name="gr10" draw:text-style-name="P5" draw:layer="layout" svg:width="3cm" svg:height="1cm" svg:x="2cm" svg:y="1.25cm">
          <draw:text-box>
            <text:p><text:span text:style-name="T4">Transfer beads from Jar B to A</text:span></text:p>
          </draw:text-box>
        </draw:frame>
        <draw:line draw:style-name="gr6" draw:text-style-name="P1" draw:layer="layout" svg:x1="8.5cm" svg:y1="2.25cm" svg:x2="9.25cm" svg:y2="3.25cm">
          <text:p/>
        </draw:line>
        <draw:frame draw:style-name="gr10" draw:text-style-name="P5" draw:layer="layout" svg:width="3cm" svg:height="1cm" svg:x="6.5cm" svg:y="1.25cm">
          <draw:text-box>
            <text:p><text:span text:style-name="T4">Transfer beads from Jar C to A</text:span></text:p>
          </draw:text-box>
        </draw:frame>
        <draw:line draw:style-name="gr6" draw:text-style-name="P1" draw:layer="layout" svg:x1="14cm" svg:y1="2.5cm" svg:x2="14.75cm" svg:y2="3.5cm">
          <text:p/>
        </draw:line>
        <draw:frame draw:style-name="gr10" draw:text-style-name="P5" draw:layer="layout" svg:width="3cm" svg:height="1cm" svg:x="12.5cm" svg:y="1.5cm">
          <draw:text-box>
            <text:p><text:span text:style-name="T4">Transfer beads from Jar C to B</text:span></text:p>
          </draw:text-box>
        </draw:frame>
        <draw:custom-shape draw:style-name="gr11" draw:text-style-name="P1" draw:layer="layout" svg:width="0.75cm" svg:height="2.5cm" svg:x="17.25cm" svg:y="3.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" draw:text-style-name="P1" draw:layer="layout" svg:x1="0.25cm" svg:y1="2.75cm" svg:x2="20.5cm" svg:y2="2.75cm">
          <text:p/>
        </draw:line>
        <draw:line draw:style-name="gr12" draw:text-style-name="P1" draw:layer="layout" svg:x1="0.25cm" svg:y1="6.25cm" svg:x2="20.5cm" svg:y2="6.25cm">
          <text:p/>
        </draw:line>
        <draw:line draw:style-name="gr6" draw:text-style-name="P1" draw:layer="layout" svg:x1="9cm" svg:y1="10cm" svg:x2="6.75cm" svg:y2="9cm">
          <text:p/>
        </draw:line>
        <draw:frame draw:style-name="gr13" draw:text-style-name="P4" draw:layer="layout" svg:width="1.75cm" svg:height="1.25cm" svg:x="8.987cm" svg:y="9.5cm">
          <draw:text-box>
            <text:p><text:span text:style-name="T3">Solution found!</text:span></text:p>
          </draw:text-box>
        </draw:frame>
        <draw:frame draw:style-name="gr14" draw:text-style-name="P5" draw:layer="layout" svg:width="2.25cm" svg:height="1.5cm" svg:x="0.25cm" svg:y="4.75cm">
          <draw:text-box>
            <text:p><text:span text:style-name="T4">Not empty generate for round 2</text:span></text:p>
          </draw:text-box>
        </draw:frame>
        <draw:line draw:style-name="gr15" draw:text-style-name="P1" draw:layer="layout" svg:x1="2.25cm" svg:y1="5.5cm" svg:x2="3.5cm" svg:y2="5.25cm">
          <text:p/>
        </draw:line>
        <draw:custom-shape draw:style-name="gr16" draw:text-style-name="P6" draw:layer="layout" svg:width="0.5cm" svg:height="0.5cm" svg:x="11.5cm" svg:y="2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5.75cm" svg:y="5.25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11.25cm" svg:y="5.25cm">
          <text:p text:style-name="P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16.75cm" svg:y="5.25cm">
          <text:p text:style-name="P1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0.25cm" svg:y1="10.75cm" svg:x2="20.5cm" svg:y2="10.75cm">
          <text:p/>
        </draw:line>
        <draw:custom-shape draw:style-name="gr1" draw:text-style-name="P2" xml:id="id14" draw:id="id14" draw:layer="layout" svg:width="2cm" svg:height="0.75cm" svg:x="7.25cm" svg:y="7.25cm">
          <text:p text:style-name="P1"><text:span text:style-name="T1">4, 1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cm" svg:height="0.75cm" svg:x="9.5cm" svg:y="7.25cm">
          <text:p text:style-name="P1"><text:span text:style-name="T1">4, 3,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cm" svg:height="0.75cm" svg:x="11.75cm" svg:y="7.25cm">
          <text:p text:style-name="P1"><text:span text:style-name="T1">2, 6,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7.25cm" svg:y="8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9.5cm" svg:y="8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1.75cm" svg:y="8.2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10.5cm" svg:y1="5.25cm" svg:x2="8.25cm" svg:y2="7.25cm" draw:start-shape="id4" draw:start-glue-point="2" draw:end-shape="id14" draw:end-glue-point="0" svg:d="m10500 5250v525l-2250 950v525">
          <text:p/>
        </draw:connector>
        <draw:connector draw:style-name="gr5" draw:text-style-name="P1" draw:layer="layout" draw:type="lines" svg:x1="10.5cm" svg:y1="5.25cm" svg:x2="10.5cm" svg:y2="7.25cm" draw:start-shape="id4" draw:start-glue-point="2" draw:end-shape="id15" draw:end-glue-point="0" svg:d="m10500 5250v525 950 525">
          <text:p/>
        </draw:connector>
        <draw:connector draw:style-name="gr5" draw:text-style-name="P1" draw:layer="layout" draw:type="lines" svg:x1="10.5cm" svg:y1="5.25cm" svg:x2="12.75cm" svg:y2="7.25cm" draw:start-shape="id4" draw:start-glue-point="2" draw:end-shape="id16" draw:end-glue-point="0" svg:d="m10500 5250v525l2250 950v525">
          <text:p/>
        </draw:connector>
        <draw:custom-shape draw:style-name="gr16" draw:text-style-name="P6" draw:layer="layout" svg:width="0.5cm" svg:height="0.5cm" svg:x="2cm" svg:y="9.25cm">
          <text:p text:style-name="P1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4.25cm" svg:y="9.25cm">
          <text:p text:style-name="P1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6.5cm" svg:y="9.25cm">
          <text:p text:style-name="P1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cm" svg:height="0.75cm" svg:x="0.5cm" svg:y="12.25cm">
          <text:p text:style-name="P1"><text:span text:style-name="T1">4, 1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2cm" svg:height="0.75cm" svg:x="2.75cm" svg:y="12.25cm">
          <text:p text:style-name="P1"><text:span text:style-name="T1">4, 3,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2cm" svg:height="0.75cm" svg:x="5cm" svg:y="12.25cm">
          <text:p text:style-name="P1"><text:span text:style-name="T1">2, 6,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0.5cm" svg:y="13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2.75cm" svg:y="13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5cm" svg:y="13.2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cm" svg:height="0.75cm" svg:x="7.5cm" svg:y="12.25cm">
          <text:p text:style-name="P1"><text:span text:style-name="T1">4, 1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cm" svg:height="0.75cm" svg:x="9.75cm" svg:y="12.25cm">
          <text:p text:style-name="P1"><text:span text:style-name="T1">4, 3,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2cm" svg:height="0.75cm" svg:x="12cm" svg:y="12.25cm">
          <text:p text:style-name="P1"><text:span text:style-name="T1">2, 6,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7.5cm" svg:y="13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9.75cm" svg:y="13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2cm" svg:y="13.2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4cm" svg:height="1.5cm" svg:x="15.5cm" svg:y="12.5cm">
          <draw:text-box>
            <text:p><text:span text:style-name="T3">Second Breadth Search – this is the queue for</text:span></text:p>
            <text:p><text:span text:style-name="T3">Round 3 (Count = 3)</text:span></text:p>
          </draw:text-box>
        </draw:frame>
        <draw:custom-shape draw:style-name="gr11" draw:text-style-name="P1" draw:layer="layout" svg:width="0.75cm" svg:height="2.5cm" svg:x="14.75cm" svg:y="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" draw:text-style-name="P1" draw:layer="layout" draw:type="lines" svg:x1="3.5cm" svg:y1="9cm" svg:x2="8.5cm" svg:y2="12.25cm" draw:start-shape="id17" draw:start-glue-point="2" draw:end-shape="id18" draw:end-glue-point="0" svg:d="m3500 9000v525l5000 2200v525">
          <text:p/>
        </draw:connector>
        <draw:connector draw:style-name="gr5" draw:text-style-name="P1" draw:layer="layout" draw:type="lines" svg:x1="1.25cm" svg:y1="9cm" svg:x2="3.75cm" svg:y2="12.25cm" draw:start-shape="id19" draw:start-glue-point="2" draw:end-shape="id20" draw:end-glue-point="0" svg:d="m1250 9000v525l2500 2200v525">
          <text:p/>
        </draw:connector>
        <draw:connector draw:style-name="gr5" draw:text-style-name="P1" draw:layer="layout" draw:type="lines" svg:x1="1.25cm" svg:y1="9cm" svg:x2="1.5cm" svg:y2="12.25cm" draw:start-shape="id19" draw:start-glue-point="2" draw:end-shape="id21" draw:end-glue-point="0" svg:d="m1250 9000v525l250 2200v525">
          <text:p/>
        </draw:connector>
        <draw:connector draw:style-name="gr5" draw:text-style-name="P1" draw:layer="layout" draw:type="lines" svg:x1="1.25cm" svg:y1="9cm" svg:x2="6cm" svg:y2="12.25cm" draw:start-shape="id19" draw:start-glue-point="2" draw:end-shape="id22" draw:end-glue-point="0" svg:d="m1250 9000v525l4750 2200v525">
          <text:p/>
        </draw:connector>
        <draw:connector draw:style-name="gr5" draw:text-style-name="P1" draw:layer="layout" draw:type="lines" svg:x1="3.5cm" svg:y1="9cm" svg:x2="10.75cm" svg:y2="12.25cm" draw:start-shape="id17" draw:start-glue-point="2" draw:end-shape="id23" draw:end-glue-point="0" svg:d="m3500 9000v525l7250 2200v525">
          <text:p/>
        </draw:connector>
        <draw:connector draw:style-name="gr5" draw:text-style-name="P1" draw:layer="layout" draw:type="lines" svg:x1="3.5cm" svg:y1="9cm" svg:x2="13cm" svg:y2="12.25cm" draw:start-shape="id17" draw:start-glue-point="2" draw:end-shape="id24" draw:end-glue-point="0" svg:d="m3500 9000v525l9500 2200v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8T11:57:21</meta:creation-date>
    <dc:date>2012-08-29T18:59:28</dc:date>
    <dc:creator>Darran Kartaschew</dc:creator>
    <meta:editing-duration>PT1H14M55S</meta:editing-duration>
    <meta:editing-cycles>7</meta:editing-cycles>
    <meta:generator>OpenOffice.org/3.4$Solaris_x86 OpenOffice.org_project/340m1$Build-9590</meta:generator>
    <meta:document-statistic meta:object-count="85"/>
  </office:meta>
</office:document-meta>
</file>